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2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anvier 201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3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3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318375" calcext:value-type="float">
            <text:p>1318375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ALERTE COURRIER P.M.E.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368" calcext:value-type="float">
            <text:p>1318368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ARBITRAGE MARCEL MORIN INC.</text:p>
          </table:table-cell>
          <table:table-cell table:style-name="ce10"/>
          <table:table-cell table:style-name="ce14" office:value-type="float" office:value="1181.11" calcext:value-type="float">
            <text:p>1181,11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640" calcext:value-type="float">
            <text:p>1320640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BOUTY INC</text:p>
          </table:table-cell>
          <table:table-cell table:style-name="ce11" office:value-type="float" office:value="1013950" calcext:value-type="float">
            <text:p>1013950</text:p>
          </table:table-cell>
          <table:table-cell table:style-name="ce14" office:value-type="float" office:value="314.89" calcext:value-type="float">
            <text:p>314,89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358" calcext:value-type="float">
            <text:p>1318358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DENIS NADEAU</text:p>
          </table:table-cell>
          <table:table-cell table:style-name="ce10"/>
          <table:table-cell table:style-name="ce14" office:value-type="float" office:value="1105.39" calcext:value-type="float">
            <text:p>1105,39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464" calcext:value-type="float">
            <text:p>1322464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ENTRAC INC.</text:p>
          </table:table-cell>
          <table:table-cell table:style-name="ce10"/>
          <table:table-cell table:style-name="ce14" office:value-type="float" office:value="1097.12" calcext:value-type="float">
            <text:p>1097,12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450" calcext:value-type="float">
            <text:p>1322450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ESPACES DOUCEURS HI</text:p>
          </table:table-cell>
          <table:table-cell table:style-name="ce10"/>
          <table:table-cell table:style-name="ce14" office:value-type="float" office:value="240" calcext:value-type="float">
            <text:p>240,00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317878" calcext:value-type="float">
            <text:p>1317878</text:p>
          </table:table-cell>
          <table:table-cell table:style-name="ce8" office:value-type="date" office:date-value="2019-01-04" calcext:value-type="date">
            <text:p>01-04-19</text:p>
          </table:table-cell>
          <table:table-cell table:style-name="ce3" office:value-type="string" calcext:value-type="string">
            <text:p>3289419 CANADA (COLLINS)</text:p>
          </table:table-cell>
          <table:table-cell table:style-name="ce10"/>
          <table:table-cell table:style-name="ce14" office:value-type="float" office:value="119.68" calcext:value-type="float">
            <text:p>119,68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52" calcext:value-type="float">
            <text:p>1322252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BOUTIQUE COURIR MONTREAL</text:p>
          </table:table-cell>
          <table:table-cell table:style-name="ce10"/>
          <table:table-cell table:style-name="ce14" office:value-type="float" office:value="362.15" calcext:value-type="float">
            <text:p>362,15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35" calcext:value-type="float">
            <text:p>1322235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BUREAU EN GROS</text:p>
          </table:table-cell>
          <table:table-cell table:style-name="ce10"/>
          <table:table-cell table:style-name="ce14" office:value-type="float" office:value="176.32" calcext:value-type="float">
            <text:p>176,32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456" calcext:value-type="float">
            <text:p>1316456</text:p>
          </table:table-cell>
          <table:table-cell table:style-name="ce8" office:value-type="date" office:date-value="2019-01-23" calcext:value-type="date">
            <text:p>01-23-19</text:p>
          </table:table-cell>
          <table:table-cell table:style-name="ce3" office:value-type="string" calcext:value-type="string">
            <text:p>CLOTURES SENTINELLE LTEE</text:p>
          </table:table-cell>
          <table:table-cell table:style-name="ce10"/>
          <table:table-cell table:style-name="ce14" office:value-type="float" office:value="27.11" calcext:value-type="float">
            <text:p>27,11</text:p>
          </table:table-cell>
          <table:table-cell table:style-name="ce3" office:value-type="string" calcext:value-type="string">
            <text:p>Clôture, barrière, rampe et balustr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529" calcext:value-type="float">
            <text:p>1323529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CONFIDENTIEL DECHIQUETAGE DE DOCUMENTS INC.</text:p>
          </table:table-cell>
          <table:table-cell table:style-name="ce10"/>
          <table:table-cell table:style-name="ce14" office:value-type="float" office:value="367.46" calcext:value-type="float">
            <text:p>367,46</text:p>
          </table:table-cell>
          <table:table-cell table:style-name="ce3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026" calcext:value-type="float">
            <text:p>1320026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CONSTRUCTION DJL INC</text:p>
          </table:table-cell>
          <table:table-cell table:style-name="ce11" office:value-type="float" office:value="1315145" calcext:value-type="float">
            <text:p>1315145</text:p>
          </table:table-cell>
          <table:table-cell table:style-name="ce14" office:value-type="float" office:value="7349.12" calcext:value-type="float">
            <text:p>7349,12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702" calcext:value-type="float">
            <text:p>1317702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DISTRIBUTION JEAN BLANCHARD INC.</text:p>
          </table:table-cell>
          <table:table-cell table:style-name="ce10"/>
          <table:table-cell table:style-name="ce14" office:value-type="float" office:value="7176.63" calcext:value-type="float">
            <text:p>7176,63</text:p>
          </table:table-cell>
          <table:table-cell table:style-name="ce3" office:value-type="string" calcext:value-type="string">
            <text:p>Mobilier urbain-corbeilles à déche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155" calcext:value-type="float">
            <text:p>1318155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/>
          <table:table-cell table:style-name="ce10"/>
          <table:table-cell table:style-name="ce14" office:value-type="float" office:value="2992.14" calcext:value-type="float">
            <text:p>2992,14</text:p>
          </table:table-cell>
          <table:table-cell table:style-name="ce3" office:value-type="string" calcext:value-type="string">
            <text:p>Mobilier urbain-corbeilles à déche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56" calcext:value-type="float">
            <text:p>1322256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DUBO ELECTRIQUE LTEE</text:p>
          </table:table-cell>
          <table:table-cell table:style-name="ce10"/>
          <table:table-cell table:style-name="ce14" office:value-type="float" office:value="181.84" calcext:value-type="float">
            <text:p>181,84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402" calcext:value-type="float">
            <text:p>1321402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ENTRAC INC.</text:p>
          </table:table-cell>
          <table:table-cell table:style-name="ce10"/>
          <table:table-cell table:style-name="ce14" office:value-type="float" office:value="3149.62" calcext:value-type="float">
            <text:p>3149,6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030" calcext:value-type="float">
            <text:p>1316030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10"/>
          <table:table-cell table:style-name="ce14" office:value-type="float" office:value="146.98" calcext:value-type="float">
            <text:p>146,98</text:p>
          </table:table-cell>
          <table:table-cell table:style-name="ce3" office:value-type="string" calcext:value-type="string">
            <text:p>Bottes, souliers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91" calcext:value-type="float">
            <text:p>1321891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 table:style-name="ce10"/>
          <table:table-cell table:style-name="ce14" office:value-type="float" office:value="293.96" calcext:value-type="float">
            <text:p>293,96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90" calcext:value-type="float">
            <text:p>1323790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 table:style-name="ce11" office:value-type="float" office:value="1305720" calcext:value-type="float">
            <text:p>1305720</text:p>
          </table:table-cell>
          <table:table-cell table:style-name="ce14" office:value-type="float" office:value="115.49" calcext:value-type="float">
            <text:p>115,49</text:p>
          </table:table-cell>
          <table:table-cell table:style-name="ce3" office:value-type="string" calcext:value-type="string">
            <text:p>Bottes, souliers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808" calcext:value-type="float">
            <text:p>1324808</text:p>
          </table:table-cell>
          <table:table-cell table:style-name="ce8" office:value-type="date" office:date-value="2019-01-31" calcext:value-type="date">
            <text:p>01-31-19</text:p>
          </table:table-cell>
          <table:table-cell table:style-name="ce3" office:value-type="string" calcext:value-type="string">
            <text:p>ETL ELECTRONIQUE LTEE</text:p>
          </table:table-cell>
          <table:table-cell table:style-name="ce10"/>
          <table:table-cell table:style-name="ce14" office:value-type="float" office:value="314.96" calcext:value-type="float">
            <text:p>314,96</text:p>
          </table:table-cell>
          <table:table-cell table:style-name="ce3" office:value-type="string" calcext:value-type="string">
            <text:p>Location - 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264" calcext:value-type="float">
            <text:p>1323264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EXTERMINATION INSPEX INC.</text:p>
          </table:table-cell>
          <table:table-cell table:style-name="ce10"/>
          <table:table-cell table:style-name="ce14" office:value-type="float" office:value="251.97" calcext:value-type="float">
            <text:p>251,97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 table:style-name="ce10"/>
          <table:table-cell table:style-name="ce14" office:value-type="float" office:value="377.95" calcext:value-type="float">
            <text:p>377,95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 table:style-name="ce10"/>
          <table:table-cell table:style-name="ce14" office:value-type="float" office:value="188.98" calcext:value-type="float">
            <text:p>188,98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661" calcext:value-type="float">
            <text:p>1323661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GESTION PARA-MEDICAL INC.</text:p>
          </table:table-cell>
          <table:table-cell table:style-name="ce10"/>
          <table:table-cell table:style-name="ce14" office:value-type="float" office:value="58.58" calcext:value-type="float">
            <text:p>58,58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648" calcext:value-type="float">
            <text:p>1322648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HERCULES SLR INC.</text:p>
          </table:table-cell>
          <table:table-cell table:style-name="ce10"/>
          <table:table-cell table:style-name="ce14" office:value-type="float" office:value="115.49" calcext:value-type="float">
            <text:p>115,49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144" calcext:value-type="float">
            <text:p>1318144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LAFARGE CANADA INC</text:p>
          </table:table-cell>
          <table:table-cell table:style-name="ce11" office:value-type="float" office:value="1196643" calcext:value-type="float">
            <text:p>1196643</text:p>
          </table:table-cell>
          <table:table-cell table:style-name="ce14" office:value-type="float" office:value="3021.54" calcext:value-type="float">
            <text:p>3021,54</text:p>
          </table:table-cell>
          <table:table-cell table:style-name="ce3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7" calcext:value-type="date">
            <text:p>01-07-19</text:p>
          </table:table-cell>
          <table:table-cell table:style-name="ce3"/>
          <table:table-cell table:style-name="ce10"/>
          <table:table-cell table:style-name="ce14" office:value-type="float" office:value="5262.5" calcext:value-type="float">
            <text:p>5262,50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275" calcext:value-type="float">
            <text:p>1315275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LANAUCO LTEE</text:p>
          </table:table-cell>
          <table:table-cell table:style-name="ce10"/>
          <table:table-cell table:style-name="ce14" office:value-type="float" office:value="314.96" calcext:value-type="float">
            <text:p>314,96</text:p>
          </table:table-cell>
          <table:table-cell table:style-name="ce3" office:value-type="string" calcext:value-type="string">
            <text:p>Entrepreneur en petits ouvrages de bét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227" calcext:value-type="float">
            <text:p>1323227</text:p>
          </table:table-cell>
          <table:table-cell table:style-name="ce8" office:value-type="date" office:date-value="2019-01-24" calcext:value-type="date">
            <text:p>01-24-19</text:p>
          </table:table-cell>
          <table:table-cell table:style-name="ce3" office:value-type="string" calcext:value-type="string">
            <text:p>LE GROUPE J.S.V. INC</text:p>
          </table:table-cell>
          <table:table-cell table:style-name="ce10"/>
          <table:table-cell table:style-name="ce14" office:value-type="float" office:value="61.06" calcext:value-type="float">
            <text:p>61,06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18" calcext:value-type="float">
            <text:p>1322218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MAGASIN MYRLANIE INC. - CANADIAN TIRE</text:p>
          </table:table-cell>
          <table:table-cell table:style-name="ce10"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363" calcext:value-type="float">
            <text:p>1323363</text:p>
          </table:table-cell>
          <table:table-cell table:style-name="ce8" office:value-type="date" office:date-value="2019-01-24" calcext:value-type="date">
            <text:p>01-24-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10"/>
          <table:table-cell table:style-name="ce14" office:value-type="float" office:value="132.25" calcext:value-type="float">
            <text:p>132,25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4" calcext:value-type="date">
            <text:p>01-24-19</text:p>
          </table:table-cell>
          <table:table-cell table:style-name="ce3"/>
          <table:table-cell table:style-name="ce10"/>
          <table:table-cell table:style-name="ce14" office:value-type="float" office:value="352.11" calcext:value-type="float">
            <text:p>352,11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4" calcext:value-type="date">
            <text:p>01-24-19</text:p>
          </table:table-cell>
          <table:table-cell table:style-name="ce3"/>
          <table:table-cell table:style-name="ce10"/>
          <table:table-cell table:style-name="ce14" office:value-type="float" office:value="291.4" calcext:value-type="float">
            <text:p>291,40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4" calcext:value-type="date">
            <text:p>01-24-19</text:p>
          </table:table-cell>
          <table:table-cell table:style-name="ce3"/>
          <table:table-cell table:style-name="ce10"/>
          <table:table-cell table:style-name="ce14" office:value-type="float" office:value="205.04" calcext:value-type="float">
            <text:p>205,04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4" calcext:value-type="date">
            <text:p>01-24-19</text:p>
          </table:table-cell>
          <table:table-cell table:style-name="ce3"/>
          <table:table-cell table:style-name="ce10"/>
          <table:table-cell table:style-name="ce14" office:value-type="float" office:value="986.46" calcext:value-type="float">
            <text:p>986,4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4" calcext:value-type="date">
            <text:p>01-24-19</text:p>
          </table:table-cell>
          <table:table-cell table:style-name="ce3"/>
          <table:table-cell table:style-name="ce10"/>
          <table:table-cell table:style-name="ce14" office:value-type="float" office:value="1307.26" calcext:value-type="float">
            <text:p>1307,26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435" calcext:value-type="float">
            <text:p>1321435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OLIVIER MONTULET</text:p>
          </table:table-cell>
          <table:table-cell table:style-name="ce10"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214" calcext:value-type="float">
            <text:p>1324214</text:p>
          </table:table-cell>
          <table:table-cell table:style-name="ce8" office:value-type="date" office:date-value="2019-01-29" calcext:value-type="date">
            <text:p>01-29-19</text:p>
          </table:table-cell>
          <table:table-cell table:style-name="ce3" office:value-type="string" calcext:value-type="string">
            <text:p>ONOMAT CANADA INC.</text:p>
          </table:table-cell>
          <table:table-cell table:style-name="ce10"/>
          <table:table-cell table:style-name="ce14" office:value-type="float" office:value="800" calcext:value-type="float">
            <text:p>800,00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570" calcext:value-type="float">
            <text:p>1322570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OUTILLAGES EXPRESS</text:p>
          </table:table-cell>
          <table:table-cell table:style-name="ce10"/>
          <table:table-cell table:style-name="ce14" office:value-type="float" office:value="73.44" calcext:value-type="float">
            <text:p>73,44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966" calcext:value-type="float">
            <text:p>1317966</text:p>
          </table:table-cell>
          <table:table-cell table:style-name="ce8" office:value-type="date" office:date-value="2019-01-04" calcext:value-type="date">
            <text:p>01-04-19</text:p>
          </table:table-cell>
          <table:table-cell table:style-name="ce3" office:value-type="string" calcext:value-type="string">
            <text:p>PEPINIERE A. MUCCI INC.</text:p>
          </table:table-cell>
          <table:table-cell table:style-name="ce11" office:value-type="float" office:value="1283714" calcext:value-type="float">
            <text:p>1283714</text:p>
          </table:table-cell>
          <table:table-cell table:style-name="ce14" office:value-type="float" office:value="1377.96" calcext:value-type="float">
            <text:p>1377,96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4" calcext:value-type="date">
            <text:p>01-04-19</text:p>
          </table:table-cell>
          <table:table-cell table:style-name="ce3"/>
          <table:table-cell table:style-name="ce10"/>
          <table:table-cell table:style-name="ce14" office:value-type="float" office:value="1414.71" calcext:value-type="float">
            <text:p>1414,71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010" calcext:value-type="float">
            <text:p>1318010</text:p>
          </table:table-cell>
          <table:table-cell table:style-name="ce8" office:value-type="date" office:date-value="2019-01-04" calcext:value-type="date">
            <text:p>01-04-19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45.21" calcext:value-type="float">
            <text:p>45,2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4" calcext:value-type="date">
            <text:p>01-04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535.44" calcext:value-type="float">
            <text:p>535,44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UDIN, CYRIL</text:p>
          </table:table-cell>
          <table:table-cell table:style-name="ce5"/>
          <table:table-cell table:style-name="ce8" office:value-type="date" office:date-value="2019-01-04" calcext:value-type="date">
            <text:p>01-04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285.56" calcext:value-type="float">
            <text:p>285,5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85" calcext:value-type="float">
            <text:p>1321885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15.28" calcext:value-type="float">
            <text:p>15,28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70.04" calcext:value-type="float">
            <text:p>70,04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83" calcext:value-type="float">
            <text:p>1322283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10"/>
          <table:table-cell table:style-name="ce14" office:value-type="float" office:value="154.38" calcext:value-type="float">
            <text:p>154,38</text:p>
          </table:table-cell>
          <table:table-cell table:style-name="ce3" office:value-type="string" calcext:value-type="string">
            <text:p>Calfeutrage, scellant, mastic et bouche-po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1" calcext:value-type="date">
            <text:p>01-21-19</text:p>
          </table:table-cell>
          <table:table-cell table:style-name="ce3"/>
          <table:table-cell table:style-name="ce10"/>
          <table:table-cell table:style-name="ce14" office:value-type="float" office:value="62.94" calcext:value-type="float">
            <text:p>62,94</text:p>
          </table:table-cell>
          <table:table-cell table:style-name="ce3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198" calcext:value-type="float">
            <text:p>1322198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RENO-DEPOT</text:p>
          </table:table-cell>
          <table:table-cell table:style-name="ce10"/>
          <table:table-cell table:style-name="ce14" office:value-type="float" office:value="4199.49" calcext:value-type="float">
            <text:p>4199,49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74" calcext:value-type="float">
            <text:p>1322274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/>
          <table:table-cell table:style-name="ce10"/>
          <table:table-cell table:style-name="ce14" office:value-type="float" office:value="1259.85" calcext:value-type="float">
            <text:p>1259,85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160" calcext:value-type="float">
            <text:p>1323160</text:p>
          </table:table-cell>
          <table:table-cell table:style-name="ce8" office:value-type="date" office:date-value="2019-01-23" calcext:value-type="date">
            <text:p>01-23-19</text:p>
          </table:table-cell>
          <table:table-cell table:style-name="ce3" office:value-type="string" calcext:value-type="string">
            <text:p>SANTINEL INC.</text:p>
          </table:table-cell>
          <table:table-cell table:style-name="ce10"/>
          <table:table-cell table:style-name="ce14" office:value-type="float" office:value="228.87" calcext:value-type="float">
            <text:p>228,87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161" calcext:value-type="float">
            <text:p>1323161</text:p>
          </table:table-cell>
          <table:table-cell table:style-name="ce8" office:value-type="date" office:date-value="2019-01-23" calcext:value-type="date">
            <text:p>01-23-19</text:p>
          </table:table-cell>
          <table:table-cell table:style-name="ce3"/>
          <table:table-cell table:style-name="ce10"/>
          <table:table-cell table:style-name="ce14" office:value-type="float" office:value="228.87" calcext:value-type="float">
            <text:p>228,87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164" calcext:value-type="float">
            <text:p>1323164</text:p>
          </table:table-cell>
          <table:table-cell table:style-name="ce8" office:value-type="date" office:date-value="2019-01-23" calcext:value-type="date">
            <text:p>01-23-19</text:p>
          </table:table-cell>
          <table:table-cell table:style-name="ce3"/>
          <table:table-cell table:style-name="ce10"/>
          <table:table-cell table:style-name="ce14" office:value-type="float" office:value="343.31" calcext:value-type="float">
            <text:p>343,31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222" calcext:value-type="float">
            <text:p>1323222</text:p>
          </table:table-cell>
          <table:table-cell table:style-name="ce8" office:value-type="date" office:date-value="2019-01-24" calcext:value-type="date">
            <text:p>01-24-19</text:p>
          </table:table-cell>
          <table:table-cell table:style-name="ce3" office:value-type="string" calcext:value-type="string">
            <text:p>SECURITE LANDRY INC</text:p>
          </table:table-cell>
          <table:table-cell table:style-name="ce10"/>
          <table:table-cell table:style-name="ce14" office:value-type="float" office:value="86.6" calcext:value-type="float">
            <text:p>86,60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498" calcext:value-type="float">
            <text:p>1319498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SERRUMAX INC</text:p>
          </table:table-cell>
          <table:table-cell table:style-name="ce10"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741" calcext:value-type="float">
            <text:p>1319741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STELEM</text:p>
          </table:table-cell>
          <table:table-cell table:style-name="ce11" office:value-type="float" office:value="1222638" calcext:value-type="float">
            <text:p>1222638</text:p>
          </table:table-cell>
          <table:table-cell table:style-name="ce14" office:value-type="float" office:value="45.93" calcext:value-type="float">
            <text:p>45,93</text:p>
          </table:table-cell>
          <table:table-cell table:style-name="ce3" office:value-type="string" calcext:value-type="string">
            <text:p>Borne d'incend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96" calcext:value-type="float">
            <text:p>1321896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 table:style-name="ce10"/>
          <table:table-cell table:style-name="ce14" office:value-type="float" office:value="117.59" calcext:value-type="float">
            <text:p>117,59</text:p>
          </table:table-cell>
          <table:table-cell table:style-name="ce3" office:value-type="string" calcext:value-type="string">
            <text:p>Appareil scientif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 table:style-name="ce10"/>
          <table:table-cell table:style-name="ce14" office:value-type="float" office:value="1373.5" calcext:value-type="float">
            <text:p>1373,50</text:p>
          </table:table-cell>
          <table:table-cell table:style-name="ce3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740" calcext:value-type="float">
            <text:p>1319740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11" office:value-type="float" office:value="1191511" calcext:value-type="float">
            <text:p>1191511</text:p>
          </table:table-cell>
          <table:table-cell table:style-name="ce14" office:value-type="float" office:value="902.88" calcext:value-type="float">
            <text:p>902,88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184" calcext:value-type="float">
            <text:p>1324184</text:p>
          </table:table-cell>
          <table:table-cell table:style-name="ce8" office:value-type="date" office:date-value="2019-01-29" calcext:value-type="date">
            <text:p>01-29-19</text:p>
          </table:table-cell>
          <table:table-cell table:style-name="ce3" office:value-type="string" calcext:value-type="string">
            <text:p>TENAQUIP LIMITED</text:p>
          </table:table-cell>
          <table:table-cell table:style-name="ce11"/>
          <table:table-cell table:style-name="ce14" office:value-type="float" office:value="68.6" calcext:value-type="float">
            <text:p>68,60</text:p>
          </table:table-cell>
          <table:table-cell table:style-name="ce3" office:value-type="string" calcext:value-type="string">
            <text:p>Équipement contre les incendi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9" calcext:value-type="date">
            <text:p>01-29-19</text:p>
          </table:table-cell>
          <table:table-cell table:style-name="ce3"/>
          <table:table-cell table:style-name="ce11"/>
          <table:table-cell table:style-name="ce14" office:value-type="float" office:value="65.1" calcext:value-type="float">
            <text:p>65,10</text:p>
          </table:table-cell>
          <table:table-cell table:style-name="ce3" office:value-type="string" calcext:value-type="string">
            <text:p>Produits de cadenas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426" calcext:value-type="float">
            <text:p>1321426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VIA PREVENTION</text:p>
          </table:table-cell>
          <table:table-cell table:style-name="ce11"/>
          <table:table-cell table:style-name="ce14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319034" calcext:value-type="float">
            <text:p>1319034</text:p>
          </table:table-cell>
          <table:table-cell table:style-name="ce8" office:value-type="date" office:date-value="2019-01-09" calcext:value-type="date">
            <text:p>01-09-19</text:p>
          </table:table-cell>
          <table:table-cell table:style-name="ce3" office:value-type="string" calcext:value-type="string">
            <text:p>ALERTE COURRIER P.M.E.</text:p>
          </table:table-cell>
          <table:table-cell table:style-name="ce10"/>
          <table:table-cell table:style-name="ce14" office:value-type="float" office:value="210.88" calcext:value-type="float">
            <text:p>210,8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559" calcext:value-type="float">
            <text:p>1322559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BOO! DESIGN INC.</text:p>
          </table:table-cell>
          <table:table-cell table:style-name="ce10"/>
          <table:table-cell table:style-name="ce14" office:value-type="float" office:value="2362.22" calcext:value-type="float">
            <text:p>2362,2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698" calcext:value-type="float">
            <text:p>1320698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CENTAURECOM INC.</text:p>
          </table:table-cell>
          <table:table-cell table:style-name="ce10"/>
          <table:table-cell table:style-name="ce14" office:value-type="float" office:value="2913.4" calcext:value-type="float">
            <text:p>2913,40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48" calcext:value-type="float">
            <text:p>1321848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11" office:value-type="float" office:value="1163361" calcext:value-type="float">
            <text:p>1163361</text:p>
          </table:table-cell>
          <table:table-cell table:style-name="ce14" office:value-type="float" office:value="450.4" calcext:value-type="float">
            <text:p>450,4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118" calcext:value-type="float">
            <text:p>1320118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DISTRIBUTIONS LG INC.</text:p>
          </table:table-cell>
          <table:table-cell table:style-name="ce11" office:value-type="float" office:value="1152445" calcext:value-type="float">
            <text:p>1152445</text:p>
          </table:table-cell>
          <table:table-cell table:style-name="ce14" office:value-type="float" office:value="659.84" calcext:value-type="float">
            <text:p>659,84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738" calcext:value-type="float">
            <text:p>1319738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HEC MONTREAL</text:p>
          </table:table-cell>
          <table:table-cell table:style-name="ce10"/>
          <table:table-cell table:style-name="ce14" office:value-type="float" office:value="3015.24" calcext:value-type="float">
            <text:p>3015,2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035" calcext:value-type="float">
            <text:p>1322035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LES SERVICES XPRESSION NUM.ERIC INC.</text:p>
          </table:table-cell>
          <table:table-cell table:style-name="ce10"/>
          <table:table-cell table:style-name="ce14" office:value-type="float" office:value="398.96" calcext:value-type="float">
            <text:p>398,96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084" calcext:value-type="float">
            <text:p>1322084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MIDES PHOTOCOPIEURS &amp; FAX</text:p>
          </table:table-cell>
          <table:table-cell table:style-name="ce10"/>
          <table:table-cell table:style-name="ce14" office:value-type="float" office:value="237.58" calcext:value-type="float">
            <text:p>237,58</text:p>
          </table:table-cell>
          <table:table-cell table:style-name="ce3" office:value-type="string" calcext:value-type="string">
            <text:p>Réparation/Entretien - Photocopieur, télécopieur, 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095" calcext:value-type="float">
            <text:p>1322095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MONTREAL STENCIL INC</text:p>
          </table:table-cell>
          <table:table-cell table:style-name="ce10"/>
          <table:table-cell table:style-name="ce14" office:value-type="float" office:value="23.94" calcext:value-type="float">
            <text:p>23,94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05" calcext:value-type="float">
            <text:p>1272505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10"/>
          <table:table-cell table:style-name="ce14" office:value-type="float" office:value="7214.74" calcext:value-type="float">
            <text:p>7214,7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51" calcext:value-type="float">
            <text:p>1323751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 table:style-name="ce10"/>
          <table:table-cell table:style-name="ce14" office:value-type="float" office:value="167.98" calcext:value-type="float">
            <text:p>167,9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680" calcext:value-type="float">
            <text:p>1320680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VIDEOTRON LTEE .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Télédif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319924" calcext:value-type="float">
            <text:p>1319924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AVEC PLAISIRS</text:p>
          </table:table-cell>
          <table:table-cell/>
          <table:table-cell table:style-name="ce14" office:value-type="float" office:value="206.51" calcext:value-type="float">
            <text:p>206,51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587" calcext:value-type="float">
            <text:p>1323587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DATA GESTION DES COMMUNICATIONS</text:p>
          </table:table-cell>
          <table:table-cell table:style-name="ce10"/>
          <table:table-cell table:style-name="ce14" office:value-type="float" office:value="18453.78" calcext:value-type="float">
            <text:p>18453,78</text:p>
          </table:table-cell>
          <table:table-cell table:style-name="ce3" office:value-type="string" calcext:value-type="string">
            <text:p>Formulaires-constats d'infra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150" calcext:value-type="float">
            <text:p>1318150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IMPRIMERIE MULTI-FORMAT</text:p>
          </table:table-cell>
          <table:table-cell table:style-name="ce10"/>
          <table:table-cell table:style-name="ce14" office:value-type="float" office:value="234.12" calcext:value-type="float">
            <text:p>234,1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00" calcext:value-type="float">
            <text:p>1321300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PAQUETTE &amp; ASSOCIES, HUISSIERS DE JUSTICE S.E.N.C.R.L.</text:p>
          </table:table-cell>
          <table:table-cell table:style-name="ce10"/>
          <table:table-cell table:style-name="ce14" office:value-type="float" office:value="13123.44" calcext:value-type="float">
            <text:p>13123,44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798" calcext:value-type="float">
            <text:p>1321798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VIVRE EN VILLE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321702" calcext:value-type="float">
            <text:p>1321702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CREUSAGE RL</text:p>
          </table:table-cell>
          <table:table-cell table:style-name="ce10"/>
          <table:table-cell table:style-name="ce14" office:value-type="float" office:value="21732.41" calcext:value-type="float">
            <text:p>21732,41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236" calcext:value-type="float">
            <text:p>1272236</text:p>
          </table:table-cell>
          <table:table-cell table:style-name="ce8" office:value-type="date" office:date-value="2019-01-09" calcext:value-type="date">
            <text:p>01-09-19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11" office:value-type="float" office:value="1266097" calcext:value-type="float">
            <text:p>1266097</text:p>
          </table:table-cell>
          <table:table-cell table:style-name="ce14" office:value-type="float" office:value="4615.25" calcext:value-type="float">
            <text:p>4615,2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698" calcext:value-type="float">
            <text:p>1323698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ENGLOBE CORP.</text:p>
          </table:table-cell>
          <table:table-cell table:style-name="ce11" office:value-type="float" office:value="1285089" calcext:value-type="float">
            <text:p>1285089</text:p>
          </table:table-cell>
          <table:table-cell table:style-name="ce14" office:value-type="float" office:value="6848.5" calcext:value-type="float">
            <text:p>6848,50</text:p>
          </table:table-cell>
          <table:table-cell table:style-name="ce3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665" calcext:value-type="float">
            <text:p>1318665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GROUPE SANYVAN INC.</text:p>
          </table:table-cell>
          <table:table-cell table:style-name="ce11"/>
          <table:table-cell table:style-name="ce14" office:value-type="float" office:value="22798.04" calcext:value-type="float">
            <text:p>22798,04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202" calcext:value-type="float">
            <text:p>1248202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LAFARGE CANADA INC</text:p>
          </table:table-cell>
          <table:table-cell table:style-name="ce11" office:value-type="float" office:value="1195735" calcext:value-type="float">
            <text:p>1195735</text:p>
          </table:table-cell>
          <table:table-cell table:style-name="ce14" office:value-type="float" office:value="3695.07" calcext:value-type="float">
            <text:p>3695,07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931" calcext:value-type="float">
            <text:p>1317931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/>
          <table:table-cell table:style-name="ce11" office:value-type="float" office:value="1195735" calcext:value-type="float">
            <text:p>1195735</text:p>
          </table:table-cell>
          <table:table-cell table:style-name="ce14" office:value-type="float" office:value="15790.11" calcext:value-type="float">
            <text:p>15790,11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936" calcext:value-type="float">
            <text:p>1317936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/>
          <table:table-cell table:style-name="ce11" office:value-type="float" office:value="1195735" calcext:value-type="float">
            <text:p>1195735</text:p>
          </table:table-cell>
          <table:table-cell table:style-name="ce14" office:value-type="float" office:value="10830.61" calcext:value-type="float">
            <text:p>10830,61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344" calcext:value-type="float">
            <text:p>1323344</text:p>
          </table:table-cell>
          <table:table-cell table:style-name="ce8" office:value-type="date" office:date-value="2019-01-24" calcext:value-type="date">
            <text:p>01-24-19</text:p>
          </table:table-cell>
          <table:table-cell table:style-name="ce3" office:value-type="string" calcext:value-type="string">
            <text:p>LOCATION LORDBEC INC.</text:p>
          </table:table-cell>
          <table:table-cell table:style-name="ce10"/>
          <table:table-cell table:style-name="ce14" office:value-type="float" office:value="17611.65" calcext:value-type="float">
            <text:p>17611,65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354" calcext:value-type="float">
            <text:p>1323354</text:p>
          </table:table-cell>
          <table:table-cell table:style-name="ce8" office:value-type="date" office:date-value="2019-01-24" calcext:value-type="date">
            <text:p>01-24-19</text:p>
          </table:table-cell>
          <table:table-cell table:style-name="ce3" office:value-type="string" calcext:value-type="string">
            <text:p>PIERRE ALARIE</text:p>
          </table:table-cell>
          <table:table-cell table:style-name="ce10"/>
          <table:table-cell table:style-name="ce14" office:value-type="float" office:value="15000" calcext:value-type="float">
            <text:p>15000,00</text:p>
          </table:table-cell>
          <table:table-cell table:style-name="ce3" office:value-type="string" calcext:value-type="string">
            <text:p>Service - Déblaiement, chargement, transport de la neige et épandage d'abrasif (Contra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319489" calcext:value-type="float">
            <text:p>1319489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BOUTY INC</text:p>
          </table:table-cell>
          <table:table-cell table:style-name="ce11" office:value-type="float" office:value="1013950" calcext:value-type="float">
            <text:p>1013950</text:p>
          </table:table-cell>
          <table:table-cell table:style-name="ce14" office:value-type="float" office:value="629.78" calcext:value-type="float">
            <text:p>629,78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621" calcext:value-type="float">
            <text:p>1323621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ICO TECHNOLOGIES INC.</text:p>
          </table:table-cell>
          <table:table-cell table:style-name="ce10"/>
          <table:table-cell table:style-name="ce14" office:value-type="float" office:value="397.1" calcext:value-type="float">
            <text:p>397,10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527" calcext:value-type="float">
            <text:p>1255527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10"/>
          <table:table-cell table:style-name="ce14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319927" calcext:value-type="float">
            <text:p>1319927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3308341 CANADA INC.</text:p>
          </table:table-cell>
          <table:table-cell table:style-name="ce10"/>
          <table:table-cell table:style-name="ce14" office:value-type="float" office:value="1399.67" calcext:value-type="float">
            <text:p>1399,67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451" calcext:value-type="float">
            <text:p>1319451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ACCES COMMUNICATIONS</text:p>
          </table:table-cell>
          <table:table-cell table:style-name="ce10"/>
          <table:table-cell table:style-name="ce14" office:value-type="float" office:value="2183.74" calcext:value-type="float">
            <text:p>2183,74</text:p>
          </table:table-cell>
          <table:table-cell table:style-name="ce3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103" calcext:value-type="float">
            <text:p>1322103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ATRACKTIV MC</text:p>
          </table:table-cell>
          <table:table-cell table:style-name="ce10"/>
          <table:table-cell table:style-name="ce14" office:value-type="float" office:value="3149.62" calcext:value-type="float">
            <text:p>3149,62</text:p>
          </table:table-cell>
          <table:table-cell table:style-name="ce3" office:value-type="string" calcext:value-type="string">
            <text:p>Instrument de mus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64" calcext:value-type="float">
            <text:p>1320364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BOO! DESIGN INC.</text:p>
          </table:table-cell>
          <table:table-cell table:style-name="ce10"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208" calcext:value-type="float">
            <text:p>1321208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/>
          <table:table-cell table:style-name="ce10"/>
          <table:table-cell table:style-name="ce14" office:value-type="float" office:value="2797.92" calcext:value-type="float">
            <text:p>2797,9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323859" calcext:value-type="float">
            <text:p>1323859</text:p>
          </table:table-cell>
          <table:table-cell table:style-name="ce8" office:value-type="date" office:date-value="2019-01-28" calcext:value-type="date">
            <text:p>01-28-19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10"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6845" calcext:value-type="float">
            <text:p>1306845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BRODART CANADA COMPAGNY</text:p>
          </table:table-cell>
          <table:table-cell table:style-name="ce10"/>
          <table:table-cell table:style-name="ce14" office:value-type="float" office:value="60.4" calcext:value-type="float">
            <text:p>60,4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206" calcext:value-type="float">
            <text:p>1321206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CARR MCLEAN LIMITED</text:p>
          </table:table-cell>
          <table:table-cell/>
          <table:table-cell table:style-name="ce14" office:value-type="float" office:value="1500.3" calcext:value-type="float">
            <text:p>1500,3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50" calcext:value-type="float">
            <text:p>1320350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CHARLES BOIVIN</text:p>
          </table:table-cell>
          <table:table-cell table:style-name="ce10"/>
          <table:table-cell table:style-name="ce14" office:value-type="float" office:value="2309.72" calcext:value-type="float">
            <text:p>2309,72</text:p>
          </table:table-cell>
          <table:table-cell table:style-name="ce3" office:value-type="string" calcext:value-type="string">
            <text:p>Accord piano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82" calcext:value-type="float">
            <text:p>1320382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/>
          <table:table-cell/>
          <table:table-cell table:style-name="ce14" office:value-type="float" office:value="1469.82" calcext:value-type="float">
            <text:p>1469,82</text:p>
          </table:table-cell>
          <table:table-cell table:style-name="ce3" office:value-type="string" calcext:value-type="string">
            <text:p>Accord piano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105" calcext:value-type="float">
            <text:p>1322105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/>
          <table:table-cell table:style-name="ce14" office:value-type="float" office:value="2624.69" calcext:value-type="float">
            <text:p>2624,69</text:p>
          </table:table-cell>
          <table:table-cell table:style-name="ce3" office:value-type="string" calcext:value-type="string">
            <text:p>Accord piano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37" calcext:value-type="float">
            <text:p>1323737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COOPERATIVE DE L'UNIVERSITE LAVAL</text:p>
          </table:table-cell>
          <table:table-cell/>
          <table:table-cell table:style-name="ce14" office:value-type="float" office:value="1436.22" calcext:value-type="float">
            <text:p>1436,2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40" calcext:value-type="float">
            <text:p>1323740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/>
          <table:table-cell table:style-name="ce14" office:value-type="float" office:value="4623.65" calcext:value-type="float">
            <text:p>4623,65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41" calcext:value-type="float">
            <text:p>1323741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/>
          <table:table-cell table:style-name="ce14" office:value-type="float" office:value="4623.65" calcext:value-type="float">
            <text:p>4623,6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667" calcext:value-type="float">
            <text:p>1324667</text:p>
          </table:table-cell>
          <table:table-cell table:style-name="ce8" office:value-type="date" office:date-value="2019-01-30" calcext:value-type="date">
            <text:p>01-30-19</text:p>
          </table:table-cell>
          <table:table-cell table:style-name="ce3"/>
          <table:table-cell table:style-name="ce10"/>
          <table:table-cell table:style-name="ce14" office:value-type="float" office:value="61.94" calcext:value-type="float">
            <text:p>61,94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669" calcext:value-type="float">
            <text:p>1324669</text:p>
          </table:table-cell>
          <table:table-cell table:style-name="ce8" office:value-type="date" office:date-value="2019-01-30" calcext:value-type="date">
            <text:p>01-30-19</text:p>
          </table:table-cell>
          <table:table-cell table:style-name="ce3" office:value-type="string" calcext:value-type="string">
            <text:p>C.P.U. DESIGN INC.</text:p>
          </table:table-cell>
          <table:table-cell table:style-name="ce11"/>
          <table:table-cell table:style-name="ce14" office:value-type="float" office:value="430.45" calcext:value-type="float">
            <text:p>430,4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862" calcext:value-type="float">
            <text:p>1323862</text:p>
          </table:table-cell>
          <table:table-cell table:style-name="ce8" office:value-type="date" office:date-value="2019-01-28" calcext:value-type="date">
            <text:p>01-28-19</text:p>
          </table:table-cell>
          <table:table-cell table:style-name="ce3" office:value-type="string" calcext:value-type="string">
            <text:p>DESERRES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782" calcext:value-type="float">
            <text:p>1320782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GROUPE SECURITE C.L.B. INC.</text:p>
          </table:table-cell>
          <table:table-cell table:style-name="ce10"/>
          <table:table-cell table:style-name="ce14" office:value-type="float" office:value="649.22" calcext:value-type="float">
            <text:p>649,22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097" calcext:value-type="float">
            <text:p>1322097</text:p>
          </table:table-cell>
          <table:table-cell table:style-name="ce8" office:value-type="date" office:date-value="2019-01-18" calcext:value-type="date">
            <text:p>01-18-19</text:p>
          </table:table-cell>
          <table:table-cell table:number-columns-repeated="2"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850" calcext:value-type="float">
            <text:p>1323850</text:p>
          </table:table-cell>
          <table:table-cell table:style-name="ce8" office:value-type="date" office:date-value="2019-01-28" calcext:value-type="date">
            <text:p>01-28-19</text:p>
          </table:table-cell>
          <table:table-cell table:style-name="ce3" office:value-type="string" calcext:value-type="string">
            <text:p>HOME DEPOT</text:p>
          </table:table-cell>
          <table:table-cell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62" calcext:value-type="float">
            <text:p>1320362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IDENCO CANADA LTEE</text:p>
          </table:table-cell>
          <table:table-cell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539" calcext:value-type="float">
            <text:p>1320539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/>
          <table:table-cell/>
          <table:table-cell table:style-name="ce14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106" calcext:value-type="float">
            <text:p>1322106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546" calcext:value-type="float">
            <text:p>1320546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L'EMPREINTE IMPRIMERIE INC.</text:p>
          </table:table-cell>
          <table:table-cell/>
          <table:table-cell table:style-name="ce14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108" calcext:value-type="float">
            <text:p>1322108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204" calcext:value-type="float">
            <text:p>1321204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LES FILMS CRITERION PICTURES</text:p>
          </table:table-cell>
          <table:table-cell table:style-name="ce11"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443" calcext:value-type="float">
            <text:p>1319443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MAHEU &amp; MAHEU INC.</text:p>
          </table:table-cell>
          <table:table-cell table:style-name="ce11"/>
          <table:table-cell table:style-name="ce14" office:value-type="float" office:value="1070.87" calcext:value-type="float">
            <text:p>1070,87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54" calcext:value-type="float">
            <text:p>1320354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MP REPRODUCTIONS INC.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Reprograph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544" calcext:value-type="float">
            <text:p>1320544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PEAUSEIDON EAU DE SOURCE NATURELLE</text:p>
          </table:table-cell>
          <table:table-cell table:style-name="ce10"/>
          <table:table-cell table:style-name="ce14" office:value-type="float" office:value="419.95" calcext:value-type="float">
            <text:p>419,95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675" calcext:value-type="float">
            <text:p>1320675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PLANTERRA LTEE </text:p>
          </table:table-cell>
          <table:table-cell table:style-name="ce10"/>
          <table:table-cell table:style-name="ce14" office:value-type="float" office:value="2494.5" calcext:value-type="float">
            <text:p>2494,50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48" calcext:value-type="float">
            <text:p>1320348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PPG REVETEMENTS ARCHITECTURAUX CANADA INC.</text:p>
          </table:table-cell>
          <table:table-cell/>
          <table:table-cell table:style-name="ce14" office:value-type="float" office:value="629.92" calcext:value-type="float">
            <text:p>629,92</text:p>
          </table:table-cell>
          <table:table-cell table:style-name="ce3" office:value-type="string" calcext:value-type="string">
            <text:p>Produits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34" calcext:value-type="float">
            <text:p>1320334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PUBLICITE SAUVAGE INC.</text:p>
          </table:table-cell>
          <table:table-cell table:style-name="ce10"/>
          <table:table-cell table:style-name="ce14" office:value-type="float" office:value="2624.69" calcext:value-type="float">
            <text:p>2624,6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43" calcext:value-type="float">
            <text:p>1320343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QUINCAILLERIE COTE DES NEIGES</text:p>
          </table:table-cell>
          <table:table-cell/>
          <table:table-cell table:style-name="ce14" office:value-type="float" office:value="2099.75" calcext:value-type="float">
            <text:p>2099,75</text:p>
          </table:table-cell>
          <table:table-cell table:style-name="ce3" office:value-type="string" calcext:value-type="string">
            <text:p>Matériel de fini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592" calcext:value-type="float">
            <text:p>1320592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/>
          <table:table-cell table:style-name="ce10"/>
          <table:table-cell table:style-name="ce14" office:value-type="float" office:value="629.92" calcext:value-type="float">
            <text:p>629,92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110" calcext:value-type="float">
            <text:p>1322110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/>
          <table:table-cell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295" calcext:value-type="float">
            <text:p>1319295</text:p>
          </table:table-cell>
          <table:table-cell table:style-name="ce8" office:value-type="date" office:date-value="2019-01-29" calcext:value-type="date">
            <text:p>01-29-19</text:p>
          </table:table-cell>
          <table:table-cell table:style-name="ce3" office:value-type="string" calcext:value-type="string">
            <text:p>RESEAU INDEPENDANT DES DIFFUSEURS D'EVENEMENTS ARTISTIQUES UNIS (RIDEAU) INC.</text:p>
          </table:table-cell>
          <table:table-cell/>
          <table:table-cell table:style-name="ce14" office:value-type="float" office:value="1784.79" calcext:value-type="float">
            <text:p>1784,79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485" calcext:value-type="float">
            <text:p>1321485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TAUREY BUTLER</text:p>
          </table:table-cell>
          <table:table-cell table:style-name="ce10"/>
          <table:table-cell table:style-name="ce14" office:value-type="float" office:value="7874.06" calcext:value-type="float">
            <text:p>7874,06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679" calcext:value-type="float">
            <text:p>1323679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TOSHIBA SOLUTIONS D'AFFAIRES</text:p>
          </table:table-cell>
          <table:table-cell/>
          <table:table-cell table:style-name="ce14" office:value-type="float" office:value="7926.55" calcext:value-type="float">
            <text:p>7926,55</text:p>
          </table:table-cell>
          <table:table-cell table:style-name="ce3" office:value-type="string" calcext:value-type="string">
            <text:p>Location - 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099" calcext:value-type="float">
            <text:p>1322099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TRANSPORT &amp; ACCORD</text:p>
          </table:table-cell>
          <table:table-cell table:style-name="ce10"/>
          <table:table-cell table:style-name="ce14" office:value-type="float" office:value="2624.69" calcext:value-type="float">
            <text:p>2624,69</text:p>
          </table:table-cell>
          <table:table-cell table:style-name="ce3" office:value-type="string" calcext:value-type="string">
            <text:p>Instrument de mus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501" calcext:value-type="float">
            <text:p>1324501</text:p>
          </table:table-cell>
          <table:table-cell table:style-name="ce8" office:value-type="date" office:date-value="2019-01-30" calcext:value-type="date">
            <text:p>01-30-19</text:p>
          </table:table-cell>
          <table:table-cell table:style-name="ce3" office:value-type="string" calcext:value-type="string">
            <text:p>VIDEOTRON LTEE .</text:p>
          </table:table-cell>
          <table:table-cell table:style-name="ce10"/>
          <table:table-cell table:style-name="ce14" office:value-type="float" office:value="892.39" calcext:value-type="float">
            <text:p>892,39</text:p>
          </table:table-cell>
          <table:table-cell table:style-name="ce3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505" calcext:value-type="float">
            <text:p>1324505</text:p>
          </table:table-cell>
          <table:table-cell table:style-name="ce8" office:value-type="date" office:date-value="2019-01-30" calcext:value-type="date">
            <text:p>01-30-19</text:p>
          </table:table-cell>
          <table:table-cell table:style-name="ce3"/>
          <table:table-cell table:style-name="ce10"/>
          <table:table-cell table:style-name="ce14" office:value-type="float" office:value="892.39" calcext:value-type="float">
            <text:p>892,39</text:p>
          </table:table-cell>
          <table:table-cell table:style-name="ce3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5" office:value-type="float" office:value="1323731" calcext:value-type="float">
            <text:p>1323731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BIBLIO RPL LTEE</text:p>
          </table:table-cell>
          <table:table-cell table:style-name="ce10"/>
          <table:table-cell table:style-name="ce14" office:value-type="float" office:value="81.36" calcext:value-type="float">
            <text:p>81,36</text:p>
          </table:table-cell>
          <table:table-cell table:style-name="ce3" office:value-type="string" calcext:value-type="string">
            <text:p>Fournitures d'expédi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 table:style-name="ce10"/>
          <table:table-cell table:style-name="ce14" office:value-type="float" office:value="293.09" calcext:value-type="float">
            <text:p>293,09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25" calcext:value-type="date">
            <text:p>01-25-19</text:p>
          </table:table-cell>
          <table:table-cell table:style-name="ce3"/>
          <table:table-cell table:style-name="ce10"/>
          <table:table-cell table:style-name="ce14" office:value-type="float" office:value="30.45" calcext:value-type="float">
            <text:p>30,45</text:p>
          </table:table-cell>
          <table:table-cell table:style-name="ce3" office:value-type="string" calcext:value-type="string">
            <text:p>Réparation/Entretien - 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46" calcext:value-type="float">
            <text:p>1323746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0"/>
          <table:table-cell table:style-name="ce14" office:value-type="float" office:value="979.9" calcext:value-type="float">
            <text:p>979,90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MICHELLE</text:p>
          </table:table-cell>
          <table:table-cell table:style-name="ce5" office:value-type="float" office:value="1320506" calcext:value-type="float">
            <text:p>1320506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DEMENAGEMENT PERFORMANCE (PMI)</text:p>
          </table:table-cell>
          <table:table-cell table:style-name="ce10"/>
          <table:table-cell table:style-name="ce14" office:value-type="float" office:value="9627.35" calcext:value-type="float">
            <text:p>9627,35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195" calcext:value-type="float">
            <text:p>1316195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SITE INTEGRATION PLUS INC. </text:p>
          </table:table-cell>
          <table:table-cell table:style-name="ce10"/>
          <table:table-cell table:style-name="ce14" office:value-type="float" office:value="6979.04" calcext:value-type="float">
            <text:p>6979,04</text:p>
          </table:table-cell>
          <table:table-cell table:style-name="ce3" office:value-type="string" calcext:value-type="string">
            <text:p>Système de contrôle, de surveillance et d'incend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252442" calcext:value-type="float">
            <text:p>1252442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 office:value-type="string" calcext:value-type="string">
            <text:p>9184-3326 QUEBEC INC.</text:p>
          </table:table-cell>
          <table:table-cell/>
          <table:table-cell table:style-name="ce14" office:value-type="float" office:value="178.79" calcext:value-type="float">
            <text:p>178,7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5041" calcext:value-type="float">
            <text:p>1295041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4" office:value-type="float" office:value="821" calcext:value-type="float">
            <text:p>821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466" calcext:value-type="float">
            <text:p>1318466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11" office:value-type="float" office:value="1278192" calcext:value-type="float">
            <text:p>1278192</text:p>
          </table:table-cell>
          <table:table-cell table:style-name="ce14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857" calcext:value-type="float">
            <text:p>1320857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/>
          <table:table-cell table:style-name="ce11" office:value-type="float" office:value="1278192" calcext:value-type="float">
            <text:p>1278192</text:p>
          </table:table-cell>
          <table:table-cell table:style-name="ce14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09" calcext:value-type="float">
            <text:p>1321309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/>
          <table:table-cell table:style-name="ce11" office:value-type="float" office:value="1278192" calcext:value-type="float">
            <text:p>1278192</text:p>
          </table:table-cell>
          <table:table-cell table:style-name="ce14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281442" calcext:value-type="float">
            <text:p>1281442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 office:value-type="string" calcext:value-type="string">
            <text:p>GRAVITAIRE S.E.N.C</text:p>
          </table:table-cell>
          <table:table-cell table:style-name="ce11"/>
          <table:table-cell table:style-name="ce14" office:value-type="float" office:value="470.76" calcext:value-type="float">
            <text:p>470,76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637" calcext:value-type="float">
            <text:p>1319637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MONTREAL STENCIL INC</text:p>
          </table:table-cell>
          <table:table-cell table:style-name="ce11"/>
          <table:table-cell table:style-name="ce14" office:value-type="float" office:value="23.94" calcext:value-type="float">
            <text:p>23,94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935" calcext:value-type="float">
            <text:p>1318935</text:p>
          </table:table-cell>
          <table:table-cell table:style-name="ce8" office:value-type="date" office:date-value="2019-01-09" calcext:value-type="date">
            <text:p>01-09-19</text:p>
          </table:table-cell>
          <table:table-cell table:style-name="ce3" office:value-type="string" calcext:value-type="string">
            <text:p>GLOBEX COURRIER EXPRESS INTERNATIONAL INC. </text:p>
          </table:table-cell>
          <table:table-cell table:style-name="ce11" office:value-type="float" office:value="302177" calcext:value-type="float">
            <text:p>302177</text:p>
          </table:table-cell>
          <table:table-cell table:style-name="ce14" office:value-type="float" office:value="1259.85" calcext:value-type="float">
            <text:p>1259,85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718" calcext:value-type="float">
            <text:p>1310718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 office:value-type="string" calcext:value-type="string">
            <text:p>RESONANCE T.J.L. INC.</text:p>
          </table:table-cell>
          <table:table-cell table:style-name="ce11"/>
          <table:table-cell table:style-name="ce14" office:value-type="float" office:value="3149.62" calcext:value-type="float">
            <text:p>3149,62</text:p>
          </table:table-cell>
          <table:table-cell table:style-name="ce3" office:value-type="string" calcext:value-type="string">
            <text:p>Entrepreneur en travaux de fini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357" calcext:value-type="float">
            <text:p>1255357</text:p>
          </table:table-cell>
          <table:table-cell table:style-name="ce8" office:value-type="date" office:date-value="2019-01-09" calcext:value-type="date">
            <text:p>01-09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1" office:value-type="float" office:value="1137408" calcext:value-type="float">
            <text:p>1137408</text:p>
          </table:table-cell>
          <table:table-cell table:style-name="ce14" office:value-type="float" office:value="299.21" calcext:value-type="float">
            <text:p>299,21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SONIA</text:p>
          </table:table-cell>
          <table:table-cell table:style-name="ce5" office:value-type="float" office:value="1322703" calcext:value-type="float">
            <text:p>1322703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CONSEIL DES ARTS DE MONTREAL</text:p>
          </table:table-cell>
          <table:table-cell table:style-name="ce11"/>
          <table:table-cell table:style-name="ce14" office:value-type="float" office:value="1181.11" calcext:value-type="float">
            <text:p>1181,11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296" calcext:value-type="float">
            <text:p>1320296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11" office:value-type="float" office:value="1266097" calcext:value-type="float">
            <text:p>1266097</text:p>
          </table:table-cell>
          <table:table-cell table:style-name="ce14" office:value-type="float" office:value="10948.1" calcext:value-type="float">
            <text:p>10948,10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300" calcext:value-type="float">
            <text:p>1320300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11" office:value-type="float" office:value="1263855" calcext:value-type="float">
            <text:p>1263855</text:p>
          </table:table-cell>
          <table:table-cell table:style-name="ce14" office:value-type="float" office:value="13241.02" calcext:value-type="float">
            <text:p>13241,02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851" calcext:value-type="float">
            <text:p>1320851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0"/>
          <table:table-cell table:style-name="ce14" office:value-type="float" office:value="18897.75" calcext:value-type="float">
            <text:p>18897,7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336" calcext:value-type="float">
            <text:p>1273336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SERVICES D'ENTRETIEN ALPHANET INC.</text:p>
          </table:table-cell>
          <table:table-cell table:style-name="ce10"/>
          <table:table-cell table:style-name="ce14" office:value-type="float" office:value="434.08" calcext:value-type="float">
            <text:p>434,08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288" calcext:value-type="float">
            <text:p>1320288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SODEM INC.</text:p>
          </table:table-cell>
          <table:table-cell table:style-name="ce10"/>
          <table:table-cell table:style-name="ce14" office:value-type="float" office:value="13018.45" calcext:value-type="float">
            <text:p>13018,45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203" calcext:value-type="float">
            <text:p>1321203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TECHNOLOGIES STAY CONNECTED INC.</text:p>
          </table:table-cell>
          <table:table-cell/>
          <table:table-cell table:style-name="ce14" office:value-type="float" office:value="10839.96" calcext:value-type="float">
            <text:p>10839,96</text:p>
          </table:table-cell>
          <table:table-cell table:style-name="ce3" office:value-type="string" calcext:value-type="string">
            <text:p>Réparation/Entretien - Serveur, équipement de rés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844" calcext:value-type="float">
            <text:p>1320844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TOSHIBA SOLUTIONS D'AFFAIRES</text:p>
          </table:table-cell>
          <table:table-cell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Réparation/Entretie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263" calcext:value-type="float">
            <text:p>1320263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UBA INC.</text:p>
          </table:table-cell>
          <table:table-cell table:style-name="ce11" office:value-type="float" office:value="177548" calcext:value-type="float">
            <text:p>177548</text:p>
          </table:table-cell>
          <table:table-cell table:style-name="ce14" office:value-type="float" office:value="14344.58" calcext:value-type="float">
            <text:p>14344,58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5" office:value-type="float" office:value="1323705" calcext:value-type="float">
            <text:p>1323705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BOUTY INC</text:p>
          </table:table-cell>
          <table:table-cell table:style-name="ce10"/>
          <table:table-cell table:style-name="ce14" office:value-type="float" office:value="954.21" calcext:value-type="float">
            <text:p>954,21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742" calcext:value-type="float">
            <text:p>1323742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0"/>
          <table:table-cell table:style-name="ce14" office:value-type="float" office:value="530.87" calcext:value-type="float">
            <text:p>530,87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321491" calcext:value-type="float">
            <text:p>1321491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ABATTAGE D'ARBRES DES BASSE LAURENTIDES ENR.</text:p>
          </table:table-cell>
          <table:table-cell/>
          <table:table-cell table:style-name="ce14" office:value-type="float" office:value="8399" calcext:value-type="float">
            <text:p>8399,00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54" calcext:value-type="float">
            <text:p>1321354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ABC ENVIRONNEMENT INC.</text:p>
          </table:table-cell>
          <table:table-cell/>
          <table:table-cell table:style-name="ce14" office:value-type="float" office:value="711.08" calcext:value-type="float">
            <text:p>711,08</text:p>
          </table:table-cell>
          <table:table-cell table:style-name="ce3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938" calcext:value-type="float">
            <text:p>1318938</text:p>
          </table:table-cell>
          <table:table-cell table:style-name="ce8" office:value-type="date" office:date-value="2019-01-09" calcext:value-type="date">
            <text:p>01-09-19</text:p>
          </table:table-cell>
          <table:table-cell table:style-name="ce3" office:value-type="string" calcext:value-type="string">
            <text:p>AGENCE DENIS LEPINE</text:p>
          </table:table-cell>
          <table:table-cell table:style-name="ce10"/>
          <table:table-cell table:style-name="ce14" office:value-type="float" office:value="1539.54" calcext:value-type="float">
            <text:p>1539,54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501" calcext:value-type="float">
            <text:p>1321501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ARBO-DESIGN INC.</text:p>
          </table:table-cell>
          <table:table-cell table:style-name="ce10"/>
          <table:table-cell table:style-name="ce14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690" calcext:value-type="float">
            <text:p>1317690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BALISES ET POTEAUX DU NORD PLUS</text:p>
          </table:table-cell>
          <table:table-cell table:style-name="ce10"/>
          <table:table-cell table:style-name="ce14" office:value-type="float" office:value="1889.77" calcext:value-type="float">
            <text:p>1889,77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109" calcext:value-type="float">
            <text:p>1320109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LABRADOR SOURCE</text:p>
          </table:table-cell>
          <table:table-cell table:style-name="ce11" office:value-type="float" office:value="1263989" calcext:value-type="float">
            <text:p>1263989</text:p>
          </table:table-cell>
          <table:table-cell table:style-name="ce14" office:value-type="float" office:value="4268.8" calcext:value-type="float">
            <text:p>4268,80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522" calcext:value-type="float">
            <text:p>1321522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ENTREPRISES D'EXTERMINATION MAHEU LTEE</text:p>
          </table:table-cell>
          <table:table-cell table:style-name="ce11"/>
          <table:table-cell table:style-name="ce14" office:value-type="float" office:value="2099.75" calcext:value-type="float">
            <text:p>2099,75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243" calcext:value-type="float">
            <text:p>1320243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INTER PROPANE INC.</text:p>
          </table:table-cell>
          <table:table-cell table:style-name="ce11"/>
          <table:table-cell table:style-name="ce14" office:value-type="float" office:value="2099.75" calcext:value-type="float">
            <text:p>2099,75</text:p>
          </table:table-cell>
          <table:table-cell table:style-name="ce3" office:value-type="string" calcext:value-type="string">
            <text:p>Carburant (essence, diesel, kérosène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667" calcext:value-type="float">
            <text:p>1319667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LOCATION GAMMA INC.</text:p>
          </table:table-cell>
          <table:table-cell table:style-name="ce11"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099" calcext:value-type="float">
            <text:p>1320099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/>
          <table:table-cell table:style-name="ce11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Gaz natur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06" calcext:value-type="float">
            <text:p>1312806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11"/>
          <table:table-cell table:style-name="ce14" office:value-type="float" office:value="97.62" calcext:value-type="float">
            <text:p>97,62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050" calcext:value-type="float">
            <text:p>1318050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11"/>
          <table:table-cell table:style-name="ce14" office:value-type="float" office:value="45.66" calcext:value-type="float">
            <text:p>45,66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7" calcext:value-type="date">
            <text:p>01-07-19</text:p>
          </table:table-cell>
          <table:table-cell table:style-name="ce3"/>
          <table:table-cell table:style-name="ce11"/>
          <table:table-cell table:style-name="ce14" office:value-type="float" office:value="251.89" calcext:value-type="float">
            <text:p>251,89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7" calcext:value-type="date">
            <text:p>01-07-19</text:p>
          </table:table-cell>
          <table:table-cell table:style-name="ce3"/>
          <table:table-cell table:style-name="ce11"/>
          <table:table-cell table:style-name="ce14" office:value-type="float" office:value="79.78" calcext:value-type="float">
            <text:p>79,7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058" calcext:value-type="float">
            <text:p>1318058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/>
          <table:table-cell table:style-name="ce11"/>
          <table:table-cell table:style-name="ce14" office:value-type="float" office:value="261.63" calcext:value-type="float">
            <text:p>261,63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7" calcext:value-type="date">
            <text:p>01-07-19</text:p>
          </table:table-cell>
          <table:table-cell table:style-name="ce3"/>
          <table:table-cell table:style-name="ce11"/>
          <table:table-cell table:style-name="ce14" office:value-type="float" office:value="125.98" calcext:value-type="float">
            <text:p>125,98</text:p>
          </table:table-cell>
          <table:table-cell table:style-name="ce3" office:value-type="string" calcext:value-type="string">
            <text:p>Signalisation lumineus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PEPINIERE A. MUCCI INC.</text:p>
          </table:table-cell>
          <table:table-cell table:style-name="ce11" office:value-type="float" office:value="1283714" calcext:value-type="float">
            <text:p>1283714</text:p>
          </table:table-cell>
          <table:table-cell table:style-name="ce14" office:value-type="float" office:value="131.86" calcext:value-type="float">
            <text:p>131,86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961" calcext:value-type="float">
            <text:p>1317961</text:p>
          </table:table-cell>
          <table:table-cell table:style-name="ce8" office:value-type="date" office:date-value="2019-01-04" calcext:value-type="date">
            <text:p>01-04-19</text:p>
          </table:table-cell>
          <table:table-cell table:style-name="ce3"/>
          <table:table-cell table:style-name="ce11" office:value-type="float" office:value="1283714" calcext:value-type="float">
            <text:p>1283714</text:p>
          </table:table-cell>
          <table:table-cell table:style-name="ce14" office:value-type="float" office:value="8629.97" calcext:value-type="float">
            <text:p>8629,97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999" calcext:value-type="float">
            <text:p>1320999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PLANTATION GABRIEL THIBAULT</text:p>
          </table:table-cell>
          <table:table-cell table:style-name="ce11"/>
          <table:table-cell table:style-name="ce14" office:value-type="float" office:value="8666.72" calcext:value-type="float">
            <text:p>8666,72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8499" calcext:value-type="float">
            <text:p>1308499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/>
          <table:table-cell table:style-name="ce11"/>
          <table:table-cell table:style-name="ce14" office:value-type="float" office:value="430.97" calcext:value-type="float">
            <text:p>430,97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475" calcext:value-type="float">
            <text:p>1317475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130.1" calcext:value-type="float">
            <text:p>130,10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213" calcext:value-type="float">
            <text:p>1321213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/>
          <table:table-cell table:style-name="ce11"/>
          <table:table-cell table:style-name="ce14" office:value-type="float" office:value="24.34" calcext:value-type="float">
            <text:p>24,34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065" calcext:value-type="float">
            <text:p>1321065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1"/>
          <table:table-cell table:style-name="ce14" office:value-type="float" office:value="498.69" calcext:value-type="float">
            <text:p>498,69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16" calcext:value-type="float">
            <text:p>1277516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SANIVAC</text:p>
          </table:table-cell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823" calcext:value-type="float">
            <text:p>1279823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146.5" calcext:value-type="float">
            <text:p>146,50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695" calcext:value-type="float">
            <text:p>1317695</text:p>
          </table:table-cell>
          <table:table-cell table:style-name="ce8" office:value-type="date" office:date-value="2019-01-03" calcext:value-type="date">
            <text:p>01-03-19</text:p>
          </table:table-cell>
          <table:table-cell table:style-name="ce3" office:value-type="string" calcext:value-type="string">
            <text:p>SECURITE LANDRY INC</text:p>
          </table:table-cell>
          <table:table-cell table:style-name="ce11"/>
          <table:table-cell table:style-name="ce14" office:value-type="float" office:value="338.57" calcext:value-type="float">
            <text:p>338,5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527" calcext:value-type="float">
            <text:p>1321527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SERRUMAX INC</text:p>
          </table:table-cell>
          <table:table-cell table:style-name="ce11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Serrurerie, ferronnerie et accessoires de portes et <text:s/>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127" calcext:value-type="float">
            <text:p>1321127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TENAQUIP LIMITED</text:p>
          </table:table-cell>
          <table:table-cell table:style-name="ce11"/>
          <table:table-cell table:style-name="ce14" office:value-type="float" office:value="60.87" calcext:value-type="float">
            <text:p>60,87</text:p>
          </table:table-cell>
          <table:table-cell table:style-name="ce3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319173" calcext:value-type="float">
            <text:p>1319173</text:p>
          </table:table-cell>
          <table:table-cell table:style-name="ce8" office:value-type="date" office:date-value="2019-01-17" calcext:value-type="date">
            <text:p>01-17-19</text:p>
          </table:table-cell>
          <table:table-cell table:style-name="ce3" office:value-type="string" calcext:value-type="string">
            <text:p>SERRURIER EXCEL INC.</text:p>
          </table:table-cell>
          <table:table-cell table:style-name="ce11"/>
          <table:table-cell table:style-name="ce14" office:value-type="float" office:value="3239.39" calcext:value-type="float">
            <text:p>3239,39</text:p>
          </table:table-cell>
          <table:table-cell table:style-name="ce3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MARIO</text:p>
          </table:table-cell>
          <table:table-cell table:style-name="ce5" office:value-type="float" office:value="1318382" calcext:value-type="float">
            <text:p>1318382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AQUAM SPECIALISTE AQUATIQUE INC.</text:p>
          </table:table-cell>
          <table:table-cell table:style-name="ce11"/>
          <table:table-cell table:style-name="ce14" office:value-type="float" office:value="617.09" calcext:value-type="float">
            <text:p>617,09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378" calcext:value-type="float">
            <text:p>1318378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GROUPE TRIUM INC.</text:p>
          </table:table-cell>
          <table:table-cell table:style-name="ce11"/>
          <table:table-cell table:style-name="ce14" office:value-type="float" office:value="2108.99" calcext:value-type="float">
            <text:p>2108,99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460" calcext:value-type="float">
            <text:p>1318460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 office:value-type="string" calcext:value-type="string">
            <text:p>PRODUITS SANY</text:p>
          </table:table-cell>
          <table:table-cell table:style-name="ce11"/>
          <table:table-cell table:style-name="ce14" office:value-type="float" office:value="247.6" calcext:value-type="float">
            <text:p>247,60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564" calcext:value-type="float">
            <text:p>1318564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130.58" calcext:value-type="float">
            <text:p>130,5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947" calcext:value-type="float">
            <text:p>1323947</text:p>
          </table:table-cell>
          <table:table-cell table:style-name="ce8" office:value-type="date" office:date-value="2019-01-28" calcext:value-type="date">
            <text:p>01-28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701.17" calcext:value-type="float">
            <text:p>701,17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138" calcext:value-type="float">
            <text:p>1324138</text:p>
          </table:table-cell>
          <table:table-cell table:style-name="ce8" office:value-type="date" office:date-value="2019-01-29" calcext:value-type="date">
            <text:p>01-29-19</text:p>
          </table:table-cell>
          <table:table-cell table:style-name="ce3"/>
          <table:table-cell/>
          <table:table-cell table:style-name="ce14" office:value-type="float" office:value="149.14" calcext:value-type="float">
            <text:p>149,14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500" calcext:value-type="float">
            <text:p>1324500</text:p>
          </table:table-cell>
          <table:table-cell table:style-name="ce8" office:value-type="date" office:date-value="2019-01-30" calcext:value-type="date">
            <text:p>01-30-19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368.77" calcext:value-type="float">
            <text:p>368,77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21" calcext:value-type="float">
            <text:p>1321821</text:p>
          </table:table-cell>
          <table:table-cell table:style-name="ce8" office:value-type="date" office:date-value="2019-01-18" calcext:value-type="date">
            <text:p>01-18-19</text:p>
          </table:table-cell>
          <table:table-cell table:style-name="ce3" office:value-type="string" calcext:value-type="string">
            <text:p>SOS TECHNOLOGIES ACTION URGENCE</text:p>
          </table:table-cell>
          <table:table-cell/>
          <table:table-cell table:style-name="ce14" office:value-type="float" office:value="115.49" calcext:value-type="float">
            <text:p>115,49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051" calcext:value-type="float">
            <text:p>1320051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SUPERIEUR PROPANE</text:p>
          </table:table-cell>
          <table:table-cell/>
          <table:table-cell table:style-name="ce14" office:value-type="float" office:value="2887.16" calcext:value-type="float">
            <text:p>2887,16</text:p>
          </table:table-cell>
          <table:table-cell table:style-name="ce3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615" calcext:value-type="float">
            <text:p>1320615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4" office:value-type="float" office:value="230.66" calcext:value-type="float">
            <text:p>230,6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569" calcext:value-type="float">
            <text:p>1322569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/>
          <table:table-cell/>
          <table:table-cell table:style-name="ce14" office:value-type="float" office:value="96.21" calcext:value-type="float">
            <text:p>96,21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ELLET, MARIE-CLAUDE</text:p>
          </table:table-cell>
          <table:table-cell table:style-name="ce5" office:value-type="float" office:value="1322761" calcext:value-type="float">
            <text:p>1322761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AUVITEC LTEE</text:p>
          </table:table-cell>
          <table:table-cell/>
          <table:table-cell table:style-name="ce14" office:value-type="float" office:value="7874.06" calcext:value-type="float">
            <text:p>7874,06</text:p>
          </table:table-cell>
          <table:table-cell table:style-name="ce3" office:value-type="string" calcext:value-type="string">
            <text:p>Service - Scénographie, éclairage et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562" calcext:value-type="float">
            <text:p>1318562</text:p>
          </table:table-cell>
          <table:table-cell table:style-name="ce8" office:value-type="date" office:date-value="2019-01-08" calcext:value-type="date">
            <text:p>01-08-19</text:p>
          </table:table-cell>
          <table:table-cell table:style-name="ce3" office:value-type="string" calcext:value-type="string">
            <text:p>CIMCO REFRIGERATION</text:p>
          </table:table-cell>
          <table:table-cell/>
          <table:table-cell table:style-name="ce14" office:value-type="float" office:value="5249.09" calcext:value-type="float">
            <text:p>5249,09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440" calcext:value-type="float">
            <text:p>1320440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COMITE JEUNESSE DE NOTRE-DAME-DE-GRACE</text:p>
          </table:table-cell>
          <table:table-cell table:style-name="ce10"/>
          <table:table-cell table:style-name="ce14" office:value-type="float" office:value="1882.4" calcext:value-type="float">
            <text:p>1882,40</text:p>
          </table:table-cell>
          <table:table-cell table:style-name="ce3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168" calcext:value-type="float">
            <text:p>1323168</text:p>
          </table:table-cell>
          <table:table-cell table:style-name="ce8" office:value-type="date" office:date-value="2019-01-23" calcext:value-type="date">
            <text:p>01-23-19</text:p>
          </table:table-cell>
          <table:table-cell table:style-name="ce3" office:value-type="string" calcext:value-type="string">
            <text:p>COMMISSION SCOLAIRE DE MONTREAL (CSDM)</text:p>
          </table:table-cell>
          <table:table-cell table:style-name="ce10"/>
          <table:table-cell table:style-name="ce14" office:value-type="float" office:value="944.89" calcext:value-type="float">
            <text:p>944,89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072" calcext:value-type="float">
            <text:p>1321072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COMPUGEN INC.</text:p>
          </table:table-cell>
          <table:table-cell table:style-name="ce10"/>
          <table:table-cell table:style-name="ce14" office:value-type="float" office:value="300.97" calcext:value-type="float">
            <text:p>300,97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600" calcext:value-type="float">
            <text:p>1323600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CONCEPTPLUS.CA INC.</text:p>
          </table:table-cell>
          <table:table-cell table:style-name="ce11"/>
          <table:table-cell table:style-name="ce14" office:value-type="float" office:value="2042.01" calcext:value-type="float">
            <text:p>2042,01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243" calcext:value-type="float">
            <text:p>1319243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CONG.CHEVRA KADISHA BNAI J.</text:p>
          </table:table-cell>
          <table:table-cell table:style-name="ce10"/>
          <table:table-cell table:style-name="ce14" office:value-type="float" office:value="6500" calcext:value-type="float">
            <text:p>6500,00</text:p>
          </table:table-cell>
          <table:table-cell table:style-name="ce3" office:value-type="string" calcext:value-type="string">
            <text:p>Location - Édif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771" calcext:value-type="float">
            <text:p>1322771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C.P.U. DESIGN INC.</text:p>
          </table:table-cell>
          <table:table-cell table:style-name="ce11" office:value-type="float" office:value="1164102" calcext:value-type="float">
            <text:p>1164102</text:p>
          </table:table-cell>
          <table:table-cell table:style-name="ce14" office:value-type="float" office:value="1017.95" calcext:value-type="float">
            <text:p>1017,9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163" calcext:value-type="float">
            <text:p>1319163</text:p>
          </table:table-cell>
          <table:table-cell table:style-name="ce8" office:value-type="date" office:date-value="2019-01-09" calcext:value-type="date">
            <text:p>01-09-19</text:p>
          </table:table-cell>
          <table:table-cell table:style-name="ce3" office:value-type="string" calcext:value-type="string">
            <text:p>GROUPE TRIUM INC.</text:p>
          </table:table-cell>
          <table:table-cell table:style-name="ce11"/>
          <table:table-cell table:style-name="ce14" office:value-type="float" office:value="6208.44" calcext:value-type="float">
            <text:p>6208,44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227" calcext:value-type="float">
            <text:p>1321227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LUMIPRO INC.</text:p>
          </table:table-cell>
          <table:table-cell table:style-name="ce11"/>
          <table:table-cell table:style-name="ce14" office:value-type="float" office:value="3149.62" calcext:value-type="float">
            <text:p>3149,62</text:p>
          </table:table-cell>
          <table:table-cell table:style-name="ce3" office:value-type="string" calcext:value-type="string">
            <text:p>Drapeau, bannière, fanion et 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632" calcext:value-type="float">
            <text:p>1323632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MAGIC LIGHT (MC)</text:p>
          </table:table-cell>
          <table:table-cell table:style-name="ce11"/>
          <table:table-cell table:style-name="ce14" office:value-type="float" office:value="470.54" calcext:value-type="float">
            <text:p>470,54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578" calcext:value-type="float">
            <text:p>1320578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11"/>
          <table:table-cell table:style-name="ce14" office:value-type="float" office:value="296.06" calcext:value-type="float">
            <text:p>296,0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322439" calcext:value-type="float">
            <text:p>1322439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2946-8980 QUEBEC INC.</text:p>
          </table:table-cell>
          <table:table-cell table:style-name="ce11"/>
          <table:table-cell table:style-name="ce14" office:value-type="float" office:value="18409.56" calcext:value-type="float">
            <text:p>18409,56</text:p>
          </table:table-cell>
          <table:table-cell table:style-name="ce3" office:value-type="string" calcext:value-type="string">
            <text:p>Frais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8818" calcext:value-type="float">
            <text:p>1298818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ABC ENVIRONNEMENT INC.</text:p>
          </table:table-cell>
          <table:table-cell table:style-name="ce11"/>
          <table:table-cell table:style-name="ce14" office:value-type="float" office:value="14533.82" calcext:value-type="float">
            <text:p>14533,82</text:p>
          </table:table-cell>
          <table:table-cell table:style-name="ce3" office:value-type="string" calcext:value-type="string">
            <text:p>Service - Inspe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523" calcext:value-type="float">
            <text:p>1323523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ASSOCIATION DES COMMUNICATEURS MUNICIPAUX DU QUEBEC INC. ACMQ</text:p>
          </table:table-cell>
          <table:table-cell table:style-name="ce11"/>
          <table:table-cell table:style-name="ce14" office:value-type="float" office:value="262.47" calcext:value-type="float">
            <text:p>262,47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848" calcext:value-type="float">
            <text:p>1320848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BEDARD, LUCIE</text:p>
          </table:table-cell>
          <table:table-cell table:style-name="ce11"/>
          <table:table-cell table:style-name="ce14" office:value-type="float" office:value="1058.06" calcext:value-type="float">
            <text:p>1058,06</text:p>
          </table:table-cell>
          <table:table-cell table:style-name="ce3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05" calcext:value-type="float">
            <text:p>1321305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CLAUDE COMTOIS ARCHITECTE</text:p>
          </table:table-cell>
          <table:table-cell table:style-name="ce11"/>
          <table:table-cell table:style-name="ce14" office:value-type="float" office:value="15000" calcext:value-type="float">
            <text:p>15000,00</text:p>
          </table:table-cell>
          <table:table-cell table:style-name="ce3" office:value-type="string" calcext:value-type="string">
            <text:p>Conseiller en protection du patrimoi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054" calcext:value-type="float">
            <text:p>1320054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DUOSON MULTIMEDIA INC</text:p>
          </table:table-cell>
          <table:table-cell table:style-name="ce11"/>
          <table:table-cell table:style-name="ce14" office:value-type="float" office:value="22320.77" calcext:value-type="float">
            <text:p>22320,77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527" calcext:value-type="float">
            <text:p>1323527</text:p>
          </table:table-cell>
          <table:table-cell table:style-name="ce8" office:value-type="date" office:date-value="2019-01-25" calcext:value-type="date">
            <text:p>01-25-19</text:p>
          </table:table-cell>
          <table:table-cell table:style-name="ce3" office:value-type="string" calcext:value-type="string">
            <text:p>ENSEIGNES LANDREVILLE</text:p>
          </table:table-cell>
          <table:table-cell/>
          <table:table-cell table:style-name="ce14" office:value-type="float" office:value="14001.13" calcext:value-type="float">
            <text:p>14001,13</text:p>
          </table:table-cell>
          <table:table-cell table:style-name="ce3" office:value-type="string" calcext:value-type="string">
            <text:p>Signalisation lumineus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9609" calcext:value-type="float">
            <text:p>1319609</text:p>
          </table:table-cell>
          <table:table-cell table:style-name="ce8" office:value-type="date" office:date-value="2019-01-10" calcext:value-type="date">
            <text:p>01-10-19</text:p>
          </table:table-cell>
          <table:table-cell table:style-name="ce3" office:value-type="string" calcext:value-type="string">
            <text:p>GAUDREAULT, GUYLAINE</text:p>
          </table:table-cell>
          <table:table-cell/>
          <table:table-cell table:style-name="ce14" office:value-type="float" office:value="2116.12" calcext:value-type="float">
            <text:p>2116,12</text:p>
          </table:table-cell>
          <table:table-cell table:style-name="ce3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13" calcext:value-type="float">
            <text:p>1321313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LA NOUVELLE TABLEE (1996) INC</text:p>
          </table:table-cell>
          <table:table-cell table:style-name="ce11"/>
          <table:table-cell table:style-name="ce14" office:value-type="float" office:value="13395.36" calcext:value-type="float">
            <text:p>13395,36</text:p>
          </table:table-cell>
          <table:table-cell table:style-name="ce3" office:value-type="string" calcext:value-type="string">
            <text:p>Accessoires et fournitures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660" calcext:value-type="float">
            <text:p>1320660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 office:value-type="string" calcext:value-type="string">
            <text:p>MARCHAND ENTREPRENEUR ELECTRICIEN LTEE</text:p>
          </table:table-cell>
          <table:table-cell table:style-name="ce11"/>
          <table:table-cell table:style-name="ce14" office:value-type="float" office:value="169.04" calcext:value-type="float">
            <text:p>169,04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20" calcext:value-type="float">
            <text:p>1321320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MORNEAU SHEPELL LTD.</text:p>
          </table:table-cell>
          <table:table-cell table:style-name="ce11" office:value-type="float" office:value="1310883" calcext:value-type="float">
            <text:p>1310883</text:p>
          </table:table-cell>
          <table:table-cell table:style-name="ce14" office:value-type="float" office:value="15000" calcext:value-type="float">
            <text:p>15000,00</text:p>
          </table:table-cell>
          <table:table-cell table:style-name="ce3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9056" calcext:value-type="float">
            <text:p>1249056</text:p>
          </table:table-cell>
          <table:table-cell table:style-name="ce8" office:value-type="date" office:date-value="2019-01-14" calcext:value-type="date">
            <text:p>01-14-19</text:p>
          </table:table-cell>
          <table:table-cell table:style-name="ce3" office:value-type="string" calcext:value-type="string">
            <text:p>PAQUETTE &amp; ASSOCIES, HUISSIERS DE JUSTICE S.E.N.C.R.L.</text:p>
          </table:table-cell>
          <table:table-cell table:style-name="ce11"/>
          <table:table-cell table:style-name="ce14" office:value-type="float" office:value="51.94" calcext:value-type="float">
            <text:p>51,94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238" calcext:value-type="float">
            <text:p>1322238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SERVICES TOITURES HOGUE INC.</text:p>
          </table:table-cell>
          <table:table-cell table:style-name="ce11"/>
          <table:table-cell table:style-name="ce14" office:value-type="float" office:value="687.67" calcext:value-type="float">
            <text:p>687,67</text:p>
          </table:table-cell>
          <table:table-cell table:style-name="ce3" office:value-type="string" calcext:value-type="string">
            <text:p>Service - Déneigement d'accès, stationnement et to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81" calcext:value-type="float">
            <text:p>1273881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SIGNALISATION S.A.I.C. INC</text:p>
          </table:table-cell>
          <table:table-cell table:style-name="ce11"/>
          <table:table-cell table:style-name="ce14" office:value-type="float" office:value="1095.41" calcext:value-type="float">
            <text:p>1095,41</text:p>
          </table:table-cell>
          <table:table-cell table:style-name="ce3" office:value-type="string" calcext:value-type="string">
            <text:p>Service - Signal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2730" calcext:value-type="float">
            <text:p>1322730</text:p>
          </table:table-cell>
          <table:table-cell table:style-name="ce8" office:value-type="date" office:date-value="2019-01-22" calcext:value-type="date">
            <text:p>01-22-19</text:p>
          </table:table-cell>
          <table:table-cell table:style-name="ce3" office:value-type="string" calcext:value-type="string">
            <text:p>SIMON GUAY</text:p>
          </table:table-cell>
          <table:table-cell table:style-name="ce11"/>
          <table:table-cell table:style-name="ce14" office:value-type="float" office:value="2509.2" calcext:value-type="float">
            <text:p>2509,20</text:p>
          </table:table-cell>
          <table:table-cell table:style-name="ce3" office:value-type="string" calcext:value-type="string">
            <text:p>Drapeau, bannière, fanion et décoration tempor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5" office:value-type="float" office:value="1324010" calcext:value-type="float">
            <text:p>1324010</text:p>
          </table:table-cell>
          <table:table-cell table:style-name="ce8" office:value-type="date" office:date-value="2019-01-28" calcext:value-type="date">
            <text:p>01-28-19</text:p>
          </table:table-cell>
          <table:table-cell table:style-name="ce3" office:value-type="string" calcext:value-type="string">
            <text:p>COMCOMTECH INC.</text:p>
          </table:table-cell>
          <table:table-cell table:style-name="ce11"/>
          <table:table-cell table:style-name="ce14" office:value-type="float" office:value="831.21" calcext:value-type="float">
            <text:p>831,21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025" calcext:value-type="float">
            <text:p>1324025</text:p>
          </table:table-cell>
          <table:table-cell table:style-name="ce8" office:value-type="date" office:date-value="2019-01-28" calcext:value-type="date">
            <text:p>01-28-19</text:p>
          </table:table-cell>
          <table:table-cell table:style-name="ce3" office:value-type="string" calcext:value-type="string">
            <text:p>CPU SERVICE INC.</text:p>
          </table:table-cell>
          <table:table-cell table:style-name="ce11"/>
          <table:table-cell table:style-name="ce14" office:value-type="float" office:value="584.01" calcext:value-type="float">
            <text:p>584,01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142" calcext:value-type="float">
            <text:p>1318142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LE DEVOIR INC.</text:p>
          </table:table-cell>
          <table:table-cell table:style-name="ce11" office:value-type="float" office:value="1072498" calcext:value-type="float">
            <text:p>1072498</text:p>
          </table:table-cell>
          <table:table-cell table:style-name="ce14" office:value-type="float" office:value="4199.5" calcext:value-type="float">
            <text:p>4199,50</text:p>
          </table:table-cell>
          <table:table-cell table:style-name="ce3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159" calcext:value-type="float">
            <text:p>1318159</text:p>
          </table:table-cell>
          <table:table-cell table:style-name="ce8" office:value-type="date" office:date-value="2019-01-11" calcext:value-type="date">
            <text:p>01-11-19</text:p>
          </table:table-cell>
          <table:table-cell table:style-name="ce3" office:value-type="string" calcext:value-type="string">
            <text:p>LES EDITIONS YVON BLAIS INC</text:p>
          </table:table-cell>
          <table:table-cell table:style-name="ce11"/>
          <table:table-cell table:style-name="ce14" office:value-type="float" office:value="212.7" calcext:value-type="float">
            <text:p>212,7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855" calcext:value-type="float">
            <text:p>1320855</text:p>
          </table:table-cell>
          <table:table-cell table:style-name="ce8" office:value-type="date" office:date-value="2019-01-15" calcext:value-type="date">
            <text:p>01-15-19</text:p>
          </table:table-cell>
          <table:table-cell table:style-name="ce3"/>
          <table:table-cell/>
          <table:table-cell table:style-name="ce14" office:value-type="float" office:value="500" calcext:value-type="float">
            <text:p>500,00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8133" calcext:value-type="float">
            <text:p>1318133</text:p>
          </table:table-cell>
          <table:table-cell table:style-name="ce8" office:value-type="date" office:date-value="2019-01-07" calcext:value-type="date">
            <text:p>01-07-19</text:p>
          </table:table-cell>
          <table:table-cell table:style-name="ce3" office:value-type="string" calcext:value-type="string">
            <text:p>POSTMEDIA NETWORK INC</text:p>
          </table:table-cell>
          <table:table-cell/>
          <table:table-cell table:style-name="ce14" office:value-type="float" office:value="919.38" calcext:value-type="float">
            <text:p>919,38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312" calcext:value-type="float">
            <text:p>1321312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WOLTERS KLUWER QUEBEC LTEE</text:p>
          </table:table-cell>
          <table:table-cell/>
          <table:table-cell table:style-name="ce14" office:value-type="float" office:value="3000" calcext:value-type="float">
            <text:p>3000,0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321077" calcext:value-type="float">
            <text:p>1321077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BIBLIO RPL LTEE</text:p>
          </table:table-cell>
          <table:table-cell/>
          <table:table-cell table:style-name="ce14" office:value-type="float" office:value="734.91" calcext:value-type="float">
            <text:p>734,91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321102" calcext:value-type="float">
            <text:p>1321102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R.M. LEDUC &amp; CIE INC.</text:p>
          </table:table-cell>
          <table:table-cell/>
          <table:table-cell table:style-name="ce14" office:value-type="float" office:value="2099.75" calcext:value-type="float">
            <text:p>2099,75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320960" calcext:value-type="float">
            <text:p>1320960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ROULEAUX DE PAPIER &amp; RUBANS J.L. INC.</text:p>
          </table:table-cell>
          <table:table-cell/>
          <table:table-cell table:style-name="ce14" office:value-type="float" office:value="1053.02" calcext:value-type="float">
            <text:p>1053,02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182" calcext:value-type="float">
            <text:p>1321182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ULINE CANADA CORP</text:p>
          </table:table-cell>
          <table:table-cell table:style-name="ce11"/>
          <table:table-cell table:style-name="ce14" office:value-type="float" office:value="2624.69" calcext:value-type="float">
            <text:p>2624,69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190" calcext:value-type="float">
            <text:p>1321190</text:p>
          </table:table-cell>
          <table:table-cell table:style-name="ce8" office:value-type="date" office:date-value="2019-01-16" calcext:value-type="date">
            <text:p>01-16-19</text:p>
          </table:table-cell>
          <table:table-cell table:style-name="ce3" office:value-type="string" calcext:value-type="string">
            <text:p>VOXEL FACTORY INC.</text:p>
          </table:table-cell>
          <table:table-cell/>
          <table:table-cell table:style-name="ce14" office:value-type="float" office:value="2414.71" calcext:value-type="float">
            <text:p>2414,71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322160" calcext:value-type="float">
            <text:p>1322160</text:p>
          </table:table-cell>
          <table:table-cell table:style-name="ce8" office:value-type="date" office:date-value="2019-01-21" calcext:value-type="date">
            <text:p>01-21-19</text:p>
          </table:table-cell>
          <table:table-cell table:style-name="ce3" office:value-type="string" calcext:value-type="string">
            <text:p>ASSOCIATION QUEBECOISE DES TRANSPORTS</text:p>
          </table:table-cell>
          <table:table-cell/>
          <table:table-cell table:style-name="ce14" office:value-type="float" office:value="997.38" calcext:value-type="float">
            <text:p>997,38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4320" calcext:value-type="float">
            <text:p>1324320</text:p>
          </table:table-cell>
          <table:table-cell table:style-name="ce8" office:value-type="date" office:date-value="2019-01-29" calcext:value-type="date">
            <text:p>01-29-19</text:p>
          </table:table-cell>
          <table:table-cell table:style-name="ce3" office:value-type="string" calcext:value-type="string">
            <text:p>BUREAU DE NORMALISATION DU QUEBEC (BNQ)</text:p>
          </table:table-cell>
          <table:table-cell/>
          <table:table-cell table:style-name="ce14" office:value-type="float" office:value="1133.86" calcext:value-type="float">
            <text:p>1133,86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655146.97" calcext:value-type="float">
            <text:p>655146,97</text:p>
          </table:table-cell>
          <table:table-cell table:number-columns-repeated="1018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8:44:10</meta:creation-date>
    <dc:date>2019-04-16T14:28:58.229000000</dc:date>
    <meta:editing-duration>PT1M53S</meta:editing-duration>
    <meta:editing-cycles>1</meta:editing-cycles>
    <meta:generator>LibreOffice/6.2.2.2$Windows_x86 LibreOffice_project/2b840030fec2aae0fd2658d8d4f9548af4e3518d</meta:generator>
    <meta:document-statistic meta:table-count="3" meta:cell-count="1199" meta:object-count="0"/>
  </office:meta>
</office:document-meta>
</file>